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1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[.B4]*[.C4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5]*[.C5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F([.B6]*[.C6]&gt;=1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7]*[.C7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8]*[.C8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]*[.C9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10]*[.C10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*[.C11]&gt;=1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]*[.C12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3]*[.C13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7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4]*[.C14]&gt;=1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5]*[.C15]&gt;=1;1;0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6]*[.C16]&gt;=1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7]*[.C17]&gt;=1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4:.D17]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1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F([.B22]*[.C22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B23]*[.C23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4]*[.C24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B25]*[.C25]&gt;=1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6]*[.C26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27]*[.C27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28]*[.C28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29]*[.C29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0]*[.C30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31]*[.C31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2]*[.C32]&gt;=1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3]*[.C33]&gt;=1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4]*[.C34]&gt;=1;1;0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6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5]*[.C35]&gt;=1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6]*[.C36]&gt;=1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37]*[.C37]&gt;=1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38]*[.C38]&gt;=1;1;0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39]*[.C39]&gt;=1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0]*[.C40]&gt;=1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1]*[.C41]&gt;=1;1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5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2]*[.C42]&gt;=1;1;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3]*[.C43]&gt;=1;1;0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4]*[.C44]&gt;=1;1;0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5]*[.C45]&gt;=1;1;0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6]*[.C46]&gt;=1;1;0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7]*[.C47]&gt;=1;1;0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8]*[.C48]&gt;=1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1:.D48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Cluster_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53]*[.C53]&gt;=1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uster_1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54]*[.C54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uster_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55]*[.C55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6]*[.C56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7]*[.C57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58]*[.C58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9]*[.C59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0]*[.C60]&gt;=1;1;0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1]*[.C61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52:.D6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tipo 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No_Spain</text:p>
          </table:table-cell>
          <table:table-cell office:value-type="string" calcext:value-type="string">
            <text:p>Cluster_Mix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1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66]*[.C66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]+[.C6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67]*[.C67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+[.C6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68]*[.C68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68]+[.C6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69]*[.C69]&gt;=1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69]+[.C6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70]*[.C70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70]+[.C7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4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1]*[.C71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1]+[.C7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2]*[.C72]&gt;=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2]+[.C72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SUM([.D65:.D72])"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 table:style-name="ce4" table:formula="of:=AVERAGE([.G66:.G72])" office:value-type="float" office:value="4.42857142857143" calcext:value-type="float">
            <text:p>4.43</text:p>
          </table:table-cell>
        </table:table-row>
        <table:table-row table:style-name="ro1">
          <table:table-cell office:value-type="string" calcext:value-type="string">
            <text:p>Genotipo 7</text:p>
          </table:table-cell>
          <table:table-cell table:number-columns-repeated="4"/>
          <table:table-cell table:style-name="ce3" office:value-type="string" calcext:value-type="string">
            <text:p>Me</text:p>
          </table:table-cell>
          <table:table-cell table:formula="of:=MEDIAN([.G66:.G72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No_Spai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B77]*[.C77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7]+[.C77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uster_1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B78]*[.C78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+[.C78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79]*[.C79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9]+[.C7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B80]*[.C80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0]+[.C8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8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81]*[.C81]&gt;=1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1]+[.C8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82]*[.C82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2]+[.C8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83]*[.C83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83]+[.C8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84]*[.C84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4]+[.C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5]*[.C85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5]+[.C8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86]*[.C86]&gt;=1;1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6]+[.C8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7]*[.C87]&gt;=1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87]+[.C87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76:.D87])" office:value-type="float" office:value="7" calcext:value-type="float">
            <text:p>7</text:p>
          </table:table-cell>
          <table:table-cell/>
          <table:table-cell office:value-type="string" calcext:value-type="string">
            <text:p>M</text:p>
          </table:table-cell>
          <table:table-cell table:style-name="ce4" table:formula="of:=AVERAGE([.G77:.G87])" office:value-type="float" office:value="4.45454545454545" calcext:value-type="float">
            <text:p>4.45</text:p>
          </table:table-cell>
        </table:table-row>
        <table:table-row table:style-name="ro1">
          <table:table-cell office:value-type="string" calcext:value-type="string">
            <text:p>Genotipo 8</text:p>
          </table:table-cell>
          <table:table-cell table:number-columns-repeated="4"/>
          <table:table-cell office:value-type="string" calcext:value-type="string">
            <text:p>Me</text:p>
          </table:table-cell>
          <table:table-cell table:formula="of:=MEDIAN([.G77:.G87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No_Spai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1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B92]*[.C92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2]+[.C9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uster_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93]*[.C93]&gt;=1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+[.C9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1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B94]*[.C94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94]+[.C9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uster_1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95]*[.C95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95]+[.C9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6]*[.C96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6]+[.C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7]*[.C97]&gt;=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7]+[.C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B98]*[.C98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98]+[.C9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99]*[.C99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99]+[.C9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100]*[.C100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00]+[.C100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1]*[.C101]&gt;=1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1]+[.C10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2]*[.C102]&gt;=1;1;0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02]+[.C10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3]*[.C103]&gt;=1;1;0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03]+[.C10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04]*[.C104]&gt;=1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04]+[.C10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5]*[.C105]&gt;=1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05]+[.C10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6]*[.C106]&gt;=1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06]+[.C10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7]*[.C107]&gt;=1;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07]+[.C10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8]*[.C108]&gt;=1;1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08]+[.C10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09]*[.C109]&gt;=1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09]+[.C10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0]*[.C110]&gt;=1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10]+[.C1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1]*[.C111]&gt;=1;1;0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111]+[.C111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91:.D111])"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table:formula="of:=AVERAGE([.G92:.G111])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Genotipo 9</text:p>
          </table:table-cell>
          <table:table-cell table:number-columns-repeated="4"/>
          <table:table-cell office:value-type="string" calcext:value-type="string">
            <text:p>Me</text:p>
          </table:table-cell>
          <table:table-cell table:formula="of:=MEDIAN([.G92:.G11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No_Spain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B116]*[.C116]&gt;=1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6]+[.C1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B117]*[.C117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+[.C1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uster_1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B118]*[.C118]&gt;=1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18]+[.C1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uster_1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19]*[.C119]&gt;=1;1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19]+[.C1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0]*[.C120]&gt;=1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120]+[.C1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1]*[.C121]&gt;=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21]+[.C1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uster_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2]*[.C122]&gt;=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22]+[.C1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3]*[.C123]&gt;=1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3]+[.C1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uster_1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4]*[.C124]&gt;=1;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24]+[.C124]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115:.D124])"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table:style-name="ce5" table:formula="of:=AVERAGE([.G116:.G124])" office:value-type="float" office:value="3.44444444444444" calcext:value-type="float">
            <text:p>3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Me</text:p>
          </table:table-cell>
          <table:table-cell table:formula="of:=MEDIAN([.G116:.G124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uster_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29]*[.C129]&gt;=1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B130]*[.C130]&gt;=1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ster_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31]*[.C131]&gt;=1;1;0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28:.D131])"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3:38:36.4334215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22:36:16.189385792</meta:creation-date>
    <dc:date>2021-04-13T14:06:42.482222918</dc:date>
    <meta:editing-duration>PT1H35S</meta:editing-duration>
    <meta:editing-cycles>3</meta:editing-cycles>
    <meta:generator>LibreOffice/6.0.7.3$Linux_X86_64 LibreOffice_project/00m0$Build-3</meta:generator>
    <meta:document-statistic meta:table-count="1" meta:cell-count="596" meta:object-count="0"/>
  </office:meta>
</office:document-meta>
</file>